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extbody" style:master-page-name="MP0" style:family="paragraph">
      <style:paragraph-properties fo:break-before="page"/>
    </style:style>
  </office:automatic-styles>
  <office:body>
    <office:text text:use-soft-page-breaks="true">
      <text:p text:style-name="P1"><text:span text:style-name="StrongEmphasis">Juki</text:span>, der Sohn von<text:s/><text:span text:style-name="StrongEmphasis">Michiko</text:span>.</text:p>
      <text:p text:style-name="Textbody">Michiko lebt auf der Straße und leidet schon lange an Husten. Eines Tages, während Rianis Fütterungsrunde, war Michiko nicht mehr alleine. Sie hatte einen Welpen bekommen:<text:s/><text:span text:style-name="StrongEmphasis">Juki</text:span>.</text:p>
      <text:p text:style-name="Textbody">Juki hatte eine entzündete Rute, die<text:s/>zum Glück nichtz amputiert werden musste, da der entzündete Teil, abgestorben ist und von alleine abfiel.<text:s/>Zunächst wollten wir Juki bei Michiko lassen, aber sein Gesundheitszustand war nicht stabil genug, und die Wetterbedingungen vor Ort waren so schlecht, dass Riani ihn schließlich ins Shelter zu<text:s/><text:span text:style-name="StrongEmphasis">Rey</text:span><text:s/>und<text:s/><text:span text:style-name="StrongEmphasis">Dani</text:span><text:s/>bringen musste.</text:p>
      <text:p text:style-name="Textbody">Juki ist ein besonders humorvoller und außergewöhnlicher Hund, der von<text:s/><text:span text:style-name="StrongEmphasis">Rey</text:span><text:s/>liebevoll umsorgt wird. Leider hat er akute Probleme mit seinen Augen, die derzeit mit Medikamenten behandelt werden. Seine Sehleistung ist leicht eingeschränkt, er kommt allerdings wunderbar klar und wir hoffen auf eine rasche Genesung.</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iona Bliedtner</dc:creator>
    <meta:creation-date>2025-03-31T11:21:00Z</meta:creation-date>
    <dc:date>2025-03-31T11:21:00Z</dc:date>
    <meta:template xlink:href="Normal.dotm" xlink:type="simple"/>
    <meta:editing-cycles>3</meta:editing-cycles>
    <meta:editing-duration>PT0S</meta:editing-duration>
    <meta:document-statistic meta:page-count="1" meta:paragraph-count="1" meta:word-count="121" meta:character-count="886" meta:row-count="6" meta:non-whitespace-character-count="766"/>
  </office:meta>
</office:document-meta>
</file>